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LEC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TSU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ALO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RIC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RAI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string" calcext:value-type="string">
            <text:p>MSC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GIO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MAZ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15:30:16.7441755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5:24:15.41</meta:creation-date>
    <dc:date>2022-02-24T15:30:25.504325147</dc:date>
    <meta:editing-duration>PT3M59S</meta:editing-duration>
    <meta:editing-cycles>3</meta:editing-cycles>
    <meta:generator>LibreOffice/6.4.7.2$Linux_X86_64 LibreOffice_project/40$Build-2</meta:generator>
    <meta:document-statistic meta:table-count="3" meta:cell-count="39" meta:object-count="0"/>
  </office:meta>
</office:document-meta>
</file>